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нный проект мы хотим создать с целью углублённого изучения возможностей библиотеки Pygame.</text:p>
      <text:p text:style-name="Standard">Функции программы:</text:p>
      <text:list xml:id="list4222677143770989592" text:style-name="L1">
        <text:list-item>
          <text:p text:style-name="P1">Заставка с названием игры</text:p>
        </text:list-item>
        <text:list-item>
          <text:p text:style-name="P1">Возможность регистрации (ввода имени)</text:p>
        </text:list-item>
        <text:list-item>
          <text:p text:style-name="P1">Возможность подпрыгивания персонажа с помощью нажатия пользователем определённой клавиши</text:p>
        </text:list-item>
        <text:list-item>
          <text:p text:style-name="P1">Подведение итогов/заставка конца игры</text:p>
        </text:list-item>
        <text:list-item>
          <text:p text:style-name="P1">Звуковые эффекты прыжка персонажа и окончания игры</text:p>
        </text:list-item>
        <text:list-item>
          <text:p text:style-name="P1">Возможность с помощью нажатия клавиш начать игру заново</text:p>
        </text:list-item>
        <text:list-item>
          <text:p text:style-name="P1">Второй уровень, на который можно перейти, только набрав определённое количество баллов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7T11:53:50</meta:creation-date>
    <dc:date>2023-02-09T14:53:46</dc:date>
    <meta:editing-duration>PT47M11S</meta:editing-duration>
    <meta:editing-cycles>2</meta:editing-cycles>
    <meta:generator>OpenOffice/4.1.5$Unix OpenOffice.org_project/415m1$Build-9789</meta:generator>
    <meta:document-statistic meta:table-count="0" meta:image-count="0" meta:object-count="0" meta:page-count="1" meta:paragraph-count="9" meta:word-count="68" meta:character-count="495"/>
  </office:meta>
</office:document-meta>
</file>